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DM Sans" svg:font-family="'DM San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style:font-face style:name="Segoe UI" svg:font-family="'Segoe UI'" style:font-family-generic="system" style:font-pitch="variable"/>
  </office:font-face-decls>
  <office:automatic-styles>
    <style:style style:name="P1" style:family="paragraph" style:parent-style-name="Default_20_Drawing_20_Style">
      <style:paragraph-properties fo:margin-left="0cm" fo:margin-right="0cm" style:line-height-at-least="0.968cm" fo:text-align="end" style:justify-single-word="false" fo:text-indent="0cm" style:auto-text-indent="false" style:writing-mode="lr-tb"/>
      <style:text-properties fo:color="#000000" loext:opacity="100%"/>
    </style:style>
    <style:style style:name="P2" style:family="paragraph" style:parent-style-name="Default_20_Drawing_20_Style">
      <style:paragraph-properties fo:margin-left="0cm" fo:margin-right="0cm" style:line-height-at-least="0.898cm" fo:text-align="start" style:justify-single-word="false" fo:text-indent="0cm" style:auto-text-indent="false" style:writing-mode="lr-tb"/>
    </style:style>
    <style:style style:name="P3" style:family="paragraph" style:parent-style-name="Standard">
      <style:paragraph-properties fo:margin-left="0cm" fo:margin-right="0cm" style:line-height-at-least="0.898cm" fo:text-align="start" style:justify-single-word="false" fo:text-indent="0cm" style:auto-text-indent="false" style:writing-mode="lr-tb"/>
      <style:text-properties fo:color="#000000" loext:opacity="100%" style:font-name="DM Sans" fo:font-size="10pt" fo:letter-spacing="0.071cm" style:font-size-asian="10pt"/>
    </style:style>
    <style:style style:name="P4" style:family="paragraph" style:parent-style-name="Default_20_Drawing_20_Style">
      <style:paragraph-properties fo:margin-left="0cm" fo:margin-right="0cm" style:line-height-at-least="0.968cm" fo:text-align="center" style:justify-single-word="false" fo:text-indent="0cm" style:auto-text-indent="false" style:writing-mode="lr-tb"/>
      <style:text-properties fo:color="#000000" loext:opacity="100%"/>
    </style:style>
    <style:style style:name="P5" style:family="paragraph" style:parent-style-name="Default_20_Drawing_20_Style">
      <style:paragraph-properties fo:margin-left="0cm" fo:margin-right="0cm" style:line-height-at-least="0.968cm" fo:text-align="start" style:justify-single-word="false" fo:text-indent="0cm" style:auto-text-indent="false" style:writing-mode="lr-tb"/>
      <style:text-properties fo:color="#000000" loext:opacity="100%"/>
    </style:style>
    <style:style style:name="P6" style:family="paragraph" style:parent-style-name="Default_20_Drawing_20_Style">
      <style:paragraph-properties fo:margin-left="0cm" fo:margin-right="0cm" style:line-height-at-least="0.968cm" fo:text-align="start" style:justify-single-word="false" fo:text-indent="0cm" style:auto-text-indent="false" style:writing-mode="lr-tb"/>
      <style:text-properties fo:color="#000000" loext:opacity="100%" style:font-name="Arial" fo:font-size="11pt" style:font-size-asian="11pt"/>
    </style:style>
    <style:style style:name="P7" style:family="paragraph" style:parent-style-name="Standard">
      <style:text-properties fo:color="#000000" loext:opacity="100%"/>
    </style:style>
    <style:style style:name="P8" style:family="paragraph" style:parent-style-name="Default_20_Drawing_20_Style">
      <style:paragraph-properties fo:margin-left="0cm" fo:margin-right="0cm" style:line-height-at-least="0.914cm" fo:text-align="center" style:justify-single-word="false" fo:text-indent="0cm" style:auto-text-indent="false" style:writing-mode="lr-tb"/>
    </style:style>
    <style:style style:name="P9" style:family="paragraph" style:parent-style-name="Default_20_Drawing_20_Style">
      <style:paragraph-properties fo:margin-left="0cm" fo:margin-right="0cm" style:line-height-at-least="0.741cm" fo:text-align="start" style:justify-single-word="false" fo:text-indent="0cm" style:auto-text-indent="false" style:writing-mode="lr-tb"/>
    </style:style>
    <style:style style:name="P10" style:family="paragraph" style:parent-style-name="Default_20_Drawing_20_Style">
      <style:paragraph-properties fo:margin-left="0cm" fo:margin-right="0cm" style:line-height-at-least="0.741cm" fo:text-align="start" style:justify-single-word="false" fo:text-indent="0cm" style:auto-text-indent="false" style:writing-mode="lr-tb"/>
      <style:text-properties style:font-name="Arial" fo:font-size="8.5pt" style:font-size-asian="8.5pt"/>
    </style:style>
    <style:style style:name="P11" style:family="paragraph" style:parent-style-name="Default_20_Drawing_20_Style">
      <style:paragraph-properties fo:margin-left="0cm" fo:margin-right="0cm" style:line-height-at-least="0.741cm" fo:text-align="start" style:justify-single-word="false" fo:text-indent="0cm" style:auto-text-indent="false" style:writing-mode="lr-tb"/>
      <style:text-properties fo:color="#000000" loext:opacity="100%"/>
    </style:style>
    <style:style style:name="P12" style:family="paragraph" style:parent-style-name="Default_20_Drawing_20_Style">
      <style:paragraph-properties fo:margin-left="0cm" fo:margin-right="0cm" style:line-height-at-least="0.783cm" fo:text-align="start" style:justify-single-word="false" fo:text-indent="0cm" style:auto-text-indent="false" style:writing-mode="lr-tb"/>
      <style:text-properties fo:color="#000000" loext:opacity="100%"/>
    </style:style>
    <style:style style:name="P13" style:family="paragraph" style:parent-style-name="Default_20_Drawing_20_Style">
      <style:paragraph-properties fo:margin-left="0cm" fo:margin-right="0cm" style:line-height-at-least="0.783cm" fo:text-align="start" style:justify-single-word="false" fo:text-indent="0cm" style:auto-text-indent="false" style:writing-mode="lr-tb"/>
      <style:text-properties fo:color="#000000" loext:opacity="100%" style:font-name="Arial" fo:font-size="9pt" style:font-size-asian="9pt"/>
    </style:style>
    <style:style style:name="P14" style:family="paragraph" style:parent-style-name="Default_20_Drawing_20_Style">
      <style:paragraph-properties fo:margin-left="0cm" fo:margin-right="0cm" style:line-height-at-least="0.741cm" fo:text-align="start" style:justify-single-word="false" fo:text-indent="0cm" style:auto-text-indent="false" style:writing-mode="lr-tb"/>
      <style:text-properties fo:color="#000000" loext:opacity="100%" style:font-name="Arial" fo:font-size="8.5pt" style:font-size-asian="8.5pt"/>
    </style:style>
    <style:style style:name="P15" style:family="paragraph" style:parent-style-name="Default_20_Drawing_20_Style">
      <style:paragraph-properties fo:margin-left="0cm" fo:margin-right="0cm" style:line-height-at-least="0.7cm" fo:text-align="center" style:justify-single-word="false" fo:text-indent="0cm" style:auto-text-indent="false" style:writing-mode="lr-tb"/>
      <style:text-properties fo:color="#000000" loext:opacity="100%" style:font-name="Arial" fo:font-size="8.5pt" style:font-size-asian="8.5pt"/>
    </style:style>
    <style:style style:name="P16" style:family="paragraph" style:parent-style-name="Default_20_Drawing_20_Style">
      <style:paragraph-properties fo:margin-left="0cm" fo:margin-right="0cm" style:line-height-at-least="0.741cm" fo:text-align="start" style:justify-single-word="false" fo:text-indent="0cm" style:auto-text-indent="false" style:writing-mode="lr-tb"/>
      <style:text-properties fo:color="#000000" loext:opacity="100%" style:font-name="Arial" fo:font-size="9pt" style:font-size-asian="9pt"/>
    </style:style>
    <style:style style:name="P17" style:family="paragraph" style:parent-style-name="Default_20_Drawing_20_Style">
      <style:paragraph-properties fo:margin-left="0cm" fo:margin-right="0cm" style:line-height-at-least="1.044cm" fo:text-align="center" style:justify-single-word="false" fo:text-indent="0cm" style:auto-text-indent="false" style:writing-mode="lr-tb"/>
      <style:text-properties fo:color="#000000" loext:opacity="100%"/>
    </style:style>
    <style:style style:name="P18" style:family="paragraph" style:parent-style-name="Default_20_Drawing_20_Style">
      <style:paragraph-properties fo:margin-left="0cm" fo:margin-right="0cm" style:line-height-at-least="0.728cm" fo:text-align="start" style:justify-single-word="false" fo:text-indent="0cm" style:auto-text-indent="false" style:writing-mode="lr-tb"/>
      <style:text-properties fo:color="#000000" loext:opacity="100%"/>
    </style:style>
    <style:style style:name="P19" style:family="paragraph" style:parent-style-name="Default_20_Drawing_20_Style">
      <style:paragraph-properties fo:margin-left="0cm" fo:margin-right="0cm" style:line-height-at-least="0.612cm" fo:text-align="start" style:justify-single-word="false" fo:text-indent="0cm" style:auto-text-indent="false" style:writing-mode="lr-tb"/>
      <style:text-properties fo:color="#000000" loext:opacity="100%"/>
    </style:style>
    <style:style style:name="P20" style:family="paragraph" style:parent-style-name="Default_20_Drawing_20_Style">
      <style:paragraph-properties fo:margin-left="0cm" fo:margin-right="0cm" style:line-height-at-least="0.612cm" fo:text-align="start" style:justify-single-word="false" fo:text-indent="0cm" style:auto-text-indent="false" style:writing-mode="lr-tb"/>
      <style:text-properties fo:color="#000000" loext:opacity="100%" style:font-name="Arial" fo:font-size="7pt" style:font-size-asian="7pt"/>
    </style:style>
    <style:style style:name="P21" style:family="paragraph" style:parent-style-name="Default_20_Drawing_20_Style">
      <style:paragraph-properties fo:margin-left="0cm" fo:margin-right="0cm" style:line-height-at-least="0.617cm" fo:text-align="start" style:justify-single-word="false" fo:text-indent="0cm" style:auto-text-indent="false" style:writing-mode="lr-tb"/>
      <style:text-properties fo:color="#000000" loext:opacity="100%"/>
    </style:style>
    <style:style style:name="P22" style:family="paragraph" style:parent-style-name="Default_20_Drawing_20_Style">
      <style:paragraph-properties fo:margin-left="0cm" fo:margin-right="0cm" style:line-height-at-least="0.176cm" fo:text-align="start" style:justify-single-word="false" fo:text-indent="0cm" style:auto-text-indent="false" style:writing-mode="lr-tb"/>
      <style:text-properties fo:color="#000000" loext:opacity="100%" style:font-name="Arial" fo:font-size="7pt" style:font-size-asian="7pt"/>
    </style:style>
    <style:style style:name="P23" style:family="paragraph" style:parent-style-name="Default_20_Drawing_20_Style">
      <style:paragraph-properties fo:margin-left="0cm" fo:margin-right="0cm" style:line-height-at-least="0.176cm" fo:text-align="start" style:justify-single-word="false" fo:text-indent="0cm" style:auto-text-indent="false" style:writing-mode="lr-tb"/>
      <style:text-properties fo:color="#000000" loext:opacity="100%"/>
    </style:style>
    <style:style style:name="P24" style:family="paragraph" style:parent-style-name="Default_20_Drawing_20_Style">
      <style:paragraph-properties fo:margin-left="0cm" fo:margin-right="0cm" fo:line-height="150%" fo:text-align="start" style:justify-single-word="false" fo:text-indent="0cm" style:auto-text-indent="false" style:writing-mode="lr-tb"/>
      <style:text-properties fo:color="#000000" loext:opacity="100%"/>
    </style:style>
    <style:style style:name="P25" style:family="paragraph" style:parent-style-name="Standard">
      <style:text-properties fo:color="#000000" loext:opacity="100%" officeooo:rsid="001336d5" officeooo:paragraph-rsid="001336d5"/>
    </style:style>
    <style:style style:name="P26" style:family="paragraph" style:parent-style-name="Default_20_Drawing_20_Style">
      <style:paragraph-properties fo:margin-left="0cm" fo:margin-right="0cm" style:line-height-at-least="0.609cm" fo:text-align="center" style:justify-single-word="false" fo:text-indent="0cm" style:auto-text-indent="false" style:writing-mode="lr-tb"/>
      <style:text-properties style:font-name="Arial" fo:font-size="10pt" style:font-size-asian="10pt"/>
    </style:style>
    <style:style style:name="P27" style:family="paragraph" style:parent-style-name="Default_20_Drawing_20_Style">
      <style:paragraph-properties fo:margin-left="0cm" fo:margin-right="0cm" style:line-height-at-least="0.609cm" fo:text-align="center" style:justify-single-word="false" fo:text-indent="0cm" style:auto-text-indent="false" style:writing-mode="lr-tb"/>
    </style:style>
    <style:style style:name="P28" style:family="paragraph" style:parent-style-name="Default_20_Drawing_20_Style">
      <style:paragraph-properties fo:margin-left="0cm" fo:margin-right="0cm" style:line-height-at-least="0.609cm" fo:text-align="center" style:justify-single-word="false" fo:text-indent="0cm" style:auto-text-indent="false" style:writing-mode="lr-tb"/>
      <style:text-properties style:font-name="Arial"/>
    </style:style>
    <style:style style:name="P29" style:family="paragraph" style:parent-style-name="Default_20_Drawing_20_Style">
      <style:paragraph-properties fo:margin-left="0cm" fo:margin-right="0cm" style:line-height-at-least="1.044cm" fo:text-align="center" style:justify-single-word="false" fo:text-indent="0cm" style:auto-text-indent="false" style:writing-mode="lr-tb"/>
    </style:style>
    <style:style style:name="P30" style:family="paragraph" style:parent-style-name="Default_20_Drawing_20_Style">
      <style:paragraph-properties fo:margin-left="0cm" fo:margin-right="0cm" style:line-height-at-least="1.044cm" fo:text-align="center" style:justify-single-word="false" fo:text-indent="0cm" style:auto-text-indent="false" style:writing-mode="lr-tb"/>
      <style:text-properties fo:color="#000000" loext:opacity="100%" style:font-name="Arial" fo:font-size="10pt" fo:letter-spacing="0.005cm" style:font-size-asian="10pt"/>
    </style:style>
    <style:style style:name="P31" style:family="paragraph" style:parent-style-name="Default_20_Drawing_20_Style">
      <style:paragraph-properties fo:margin-left="0cm" fo:margin-right="0cm" style:line-height-at-least="0.617cm" fo:text-align="start" style:justify-single-word="false" fo:text-indent="0cm" style:auto-text-indent="false" style:writing-mode="lr-tb"/>
    </style:style>
    <style:style style:name="P32" style:family="paragraph" style:parent-style-name="Standard">
      <style:paragraph-properties fo:margin-left="0cm" fo:margin-right="0cm" style:line-height-at-least="1.044cm" fo:text-align="center" style:justify-single-word="false" fo:text-indent="0cm" style:auto-text-indent="false" style:writing-mode="lr-tb"/>
      <style:text-properties fo:color="#000000" loext:opacity="100%" style:font-name="Arial" fo:font-size="10pt" fo:letter-spacing="0.005cm" style:font-size-asian="10pt"/>
    </style:style>
    <style:style style:name="T1" style:family="text">
      <style:text-properties fo:font-family="'DM Sans Bold'" style:font-family-generic="roman" style:font-pitch="variable" fo:font-size="11pt" fo:font-weight="bold" style:font-size-asian="11pt" style:font-weight-asian="bold"/>
    </style:style>
    <style:style style:name="T2" style:family="text">
      <style:text-properties fo:font-family="'DM Sans Bold'" style:font-family-generic="roman" style:font-pitch="variable" fo:font-size="11pt" fo:letter-spacing="0.088cm" fo:font-weight="bold" style:font-size-asian="11pt" style:font-weight-asian="bold"/>
    </style:style>
    <style:style style:name="T3" style:family="text">
      <style:text-properties style:font-name="DM Sans" fo:font-size="10pt" style:font-size-asian="10pt"/>
    </style:style>
    <style:style style:name="T4" style:family="text">
      <style:text-properties fo:color="#000000" loext:opacity="100%" style:font-name="DM Sans" fo:font-size="10pt" fo:letter-spacing="0.071cm" style:font-size-asian="10pt"/>
    </style:style>
    <style:style style:name="T5" style:family="text">
      <style:text-properties style:font-name="DM Sans" fo:font-size="11pt" style:font-size-asian="11pt"/>
    </style:style>
    <style:style style:name="T6" style:family="text">
      <style:text-properties style:font-name="DM Sans" fo:font-size="11pt" fo:letter-spacing="0.088cm" style:font-size-asian="11pt"/>
    </style:style>
    <style:style style:name="T7" style:family="text">
      <style:text-properties style:font-name="Arial" fo:font-size="11pt" style:font-size-asian="11pt"/>
    </style:style>
    <style:style style:name="T8" style:family="text">
      <style:text-properties style:font-name="DM Sans" fo:font-size="11pt" fo:letter-spacing="normal" style:font-size-asian="11pt"/>
    </style:style>
    <style:style style:name="T9" style:family="text">
      <style:text-properties fo:font-family="'Poppins Bold'" style:font-family-generic="roman" style:font-pitch="variable" fo:font-size="15pt" fo:font-weight="bold" style:font-size-asian="15pt" style:font-weight-asian="bold"/>
    </style:style>
    <style:style style:name="T10" style:family="text">
      <style:text-properties fo:color="#213342" loext:opacity="100%" fo:font-family="'Poppins Bold'" style:font-family-generic="roman" style:font-pitch="variable" fo:font-size="15pt" fo:letter-spacing="0.106cm" fo:font-weight="bold" style:font-size-asian="15pt" style:font-weight-asian="bold"/>
    </style:style>
    <style:style style:name="T11" style:family="text">
      <style:text-properties fo:font-family="'DM Sans Bold'" style:font-family-generic="roman" style:font-pitch="variable" fo:font-size="8.5pt" fo:font-weight="bold" style:font-size-asian="8.5pt" style:font-weight-asian="bold"/>
    </style:style>
    <style:style style:name="T12" style:family="text">
      <style:text-properties fo:color="#000000" loext:opacity="100%" fo:font-family="'DM Sans Bold'" style:font-family-generic="roman" style:font-pitch="variable" fo:font-size="8.5pt" fo:letter-spacing="0.053cm" fo:font-weight="bold" style:font-size-asian="8.5pt" style:font-weight-asian="bold"/>
    </style:style>
    <style:style style:name="T13" style:family="text">
      <style:text-properties style:font-name="Arial" fo:font-size="8.5pt" style:font-size-asian="8.5pt"/>
    </style:style>
    <style:style style:name="T14" style:family="text">
      <style:text-properties fo:font-family="'DM Sans Bold'" style:font-family-generic="roman" style:font-pitch="variable" fo:font-size="8.5pt" fo:letter-spacing="0.053cm" fo:font-weight="bold" style:font-size-asian="8.5pt" style:font-weight-asian="bold"/>
    </style:style>
    <style:style style:name="T15" style:family="text">
      <style:text-properties style:font-name="DM Sans" fo:font-size="9pt" style:font-size-asian="9pt"/>
    </style:style>
    <style:style style:name="T16" style:family="text">
      <style:text-properties style:font-name="DM Sans" fo:font-size="9pt" fo:letter-spacing="0.053cm" style:font-size-asian="9pt"/>
    </style:style>
    <style:style style:name="T17" style:family="text">
      <style:text-properties style:font-name="Arial" fo:font-size="9pt" style:font-size-asian="9pt"/>
    </style:style>
    <style:style style:name="T18" style:family="text">
      <style:text-properties fo:font-family="'DM Sans Bold'" style:font-family-generic="roman" style:font-pitch="variable" fo:font-size="8.5pt" fo:letter-spacing="0.005cm" fo:font-weight="bold" style:font-size-asian="8.5pt" style:font-weight-asian="bold"/>
    </style:style>
    <style:style style:name="T19" style:family="text">
      <style:text-properties fo:font-family="'Segoe UI'" style:font-family-generic="roman" style:font-pitch="variable" fo:font-size="9pt" fo:font-weight="bold" style:font-size-asian="9pt" style:font-weight-asian="bold"/>
    </style:style>
    <style:style style:name="T20" style:family="text">
      <style:text-properties fo:font-family="'Segoe UI'" style:font-family-generic="roman" style:font-pitch="variable" fo:font-size="9pt" fo:letter-spacing="normal" fo:font-weight="bold" style:font-size-asian="9pt" style:font-weight-asian="bold"/>
    </style:style>
    <style:style style:name="T21" style:family="text">
      <style:text-properties style:font-name="DM Sans" fo:font-size="9pt" fo:letter-spacing="normal" style:font-size-asian="9pt"/>
    </style:style>
    <style:style style:name="T22" style:family="text">
      <style:text-properties style:font-name="DM Sans" fo:font-size="9pt" fo:letter-spacing="normal" fo:font-weight="bold" style:font-size-asian="9pt" style:font-weight-asian="bold"/>
    </style:style>
    <style:style style:name="T23" style:family="text">
      <style:text-properties style:font-name="DM Sans" fo:font-size="9pt" fo:font-weight="bold" style:font-size-asian="9pt" style:font-weight-asian="bold"/>
    </style:style>
    <style:style style:name="T24" style:family="text">
      <style:text-properties fo:font-family="'DM Sans Bold'" style:font-family-generic="roman" style:font-pitch="variable" fo:font-size="12pt" fo:font-weight="bold" style:font-size-asian="12pt" style:font-weight-asian="bold"/>
    </style:style>
    <style:style style:name="T25" style:family="text">
      <style:text-properties fo:font-family="'DM Sans Bold'" style:font-family-generic="roman" style:font-pitch="variable" fo:font-size="12pt" fo:letter-spacing="0.088cm" fo:font-weight="bold" style:font-size-asian="12pt" style:font-weight-asian="bold"/>
    </style:style>
    <style:style style:name="T26" style:family="text">
      <style:text-properties style:font-name="DM Sans" fo:font-size="8pt" style:font-size-asian="8pt"/>
    </style:style>
    <style:style style:name="T27" style:family="text">
      <style:text-properties style:font-name="DM Sans" fo:font-size="8pt" fo:letter-spacing="0.053cm" style:font-size-asian="8pt"/>
    </style:style>
    <style:style style:name="T28" style:family="text">
      <style:text-properties style:font-name="DM Sans" fo:font-size="7pt" style:font-size-asian="7pt"/>
    </style:style>
    <style:style style:name="T29" style:family="text">
      <style:text-properties style:font-name="DM Sans" fo:font-size="7pt" fo:letter-spacing="0.053cm" style:font-size-asian="7pt"/>
    </style:style>
    <style:style style:name="T30" style:family="text">
      <style:text-properties style:font-name="Arial" fo:font-size="7pt" style:font-size-asian="7pt"/>
    </style:style>
    <style:style style:name="T31" style:family="text">
      <style:text-properties fo:font-family="'DM san'" style:font-family-generic="roman" style:font-pitch="variable" fo:font-size="7pt" style:font-size-asian="7pt"/>
    </style:style>
    <style:style style:name="T32" style:family="text">
      <style:text-properties fo:font-family="'DM san'" style:font-family-generic="roman" style:font-pitch="variable" fo:font-size="7pt" fo:letter-spacing="0.005cm" style:font-size-asian="7pt"/>
    </style:style>
    <style:style style:name="T33" style:family="text">
      <style:text-properties style:font-name="DM Sans" fo:font-size="7pt" fo:letter-spacing="0.005cm" style:font-size-asian="7pt"/>
    </style:style>
    <style:style style:name="T34" style:family="text">
      <style:text-properties fo:font-family="'DM san'" style:font-family-generic="roman" style:font-pitch="variable" fo:font-size="7pt" fo:letter-spacing="0.053cm" style:font-size-asian="7pt"/>
    </style:style>
    <style:style style:name="T35" style:family="text">
      <style:text-properties style:font-name="DM Sans" fo:font-size="7pt" fo:letter-spacing="normal" style:font-size-asian="7pt"/>
    </style:style>
    <style:style style:name="T36" style:family="text">
      <style:text-properties fo:font-family="'DM san'" style:font-family-generic="roman" style:font-pitch="variable" fo:font-size="7pt" fo:letter-spacing="normal" style:font-size-asian="7pt"/>
    </style:style>
    <style:style style:name="T37" style:family="text">
      <style:text-properties style:font-name="Arial" fo:font-size="10pt" style:font-size-asian="10pt"/>
    </style:style>
    <style:style style:name="T38" style:family="text">
      <style:text-properties fo:font-family="'Poppins Bold'" style:font-family-generic="roman" style:font-pitch="variable" fo:font-size="10pt" fo:font-weight="bold" style:font-size-asian="10pt" style:font-weight-asian="bold"/>
    </style:style>
    <style:style style:name="T39" style:family="text">
      <style:text-properties fo:color="#213342" loext:opacity="100%" fo:font-family="'Poppins Bold'" style:font-family-generic="roman" style:font-pitch="variable" fo:font-size="10pt" fo:letter-spacing="0.071cm" fo:font-weight="bold" style:font-size-asian="10pt" style:font-weight-asian="bold"/>
    </style:style>
    <style:style style:name="T40" style:family="text">
      <style:text-properties style:font-name="Arial"/>
    </style:style>
    <style:style style:name="T41" style:family="text">
      <style:text-properties fo:font-family="Poppins" style:font-family-generic="roman" style:font-pitch="variable" fo:font-size="10pt" style:font-size-asian="10pt"/>
    </style:style>
    <style:style style:name="T42" style:family="text">
      <style:text-properties fo:color="#000000" loext:opacity="100%" fo:font-family="Poppins" style:font-family-generic="roman" style:font-pitch="variable" fo:font-size="10pt" fo:letter-spacing="0.071cm" style:font-size-asian="10pt"/>
    </style:style>
    <style:style style:name="T43" style:family="text">
      <style:text-properties fo:color="#000000" loext:opacity="100%" fo:font-family="'DM Sans Bold'" style:font-family-generic="roman" style:font-pitch="variable" fo:font-size="12pt" fo:letter-spacing="0.009cm" fo:font-weight="bold" style:font-size-asian="12pt" style:font-weight-asian="bold"/>
    </style:style>
    <style:style style:name="T44" style:family="text">
      <style:text-properties fo:color="#5f7f51" loext:opacity="100%" fo:font-family="'DM Sans Bold'" style:font-family-generic="roman" style:font-pitch="variable" fo:font-size="12pt" fo:letter-spacing="0.009cm" fo:font-weight="bold" style:font-size-asian="12pt" style:font-weight-asian="bold"/>
    </style:style>
    <style:style style:name="T45" style:family="text">
      <style:text-properties fo:color="#000000" loext:opacity="100%" style:font-name="DM Sans" fo:font-size="8pt" fo:letter-spacing="0.053cm" style:font-size-asian="8pt"/>
    </style:style>
    <style:style style:name="T46" style:family="text">
      <style:text-properties fo:color="#000000" loext:opacity="100%" style:font-name="DM Sans" fo:font-size="8pt" fo:letter-spacing="0.005cm" style:font-size-asian="8pt"/>
    </style:style>
    <style:style style:name="T47" style:family="text">
      <style:text-properties fo:color="#ffffff" loext:opacity="100%" style:font-name="DM Sans" fo:font-size="8pt" fo:letter-spacing="0.005cm" style:font-size-asian="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OBJETIVO:</text:span></text:p>
      <text:p text:style-name="P2" loext:marker-style-name="T3"><text:span text:style-name="T4">El XXIV Congreso Nacional de Ingeniería Electromecánica y de Sistemas (CNIES XXIV), tradicionalmente se realiza anualmente y tiene como objetivo principal reunir a especialistas y estudiantes nacionales e internacionales </text:span><text:span text:style-name="T4">de las Ingenierías: Mecánica, Eléctrica, Electrónica, Telecomunicaciones y de Sistemas en un foro común para discutir los temas de actualidad en cada área. Además, se abordaran temas sobre Educación.</text:span></text:p>
      <text:p text:style-name="P3" loext:marker-style-name="T3"/>
      <text:p text:style-name="P4" loext:marker-style-name="T5"><text:span text:style-name="T6">ACTIVIDADES</text:span></text:p>
      <text:p text:style-name="P5" loext:marker-style-name="T5"><text:span text:style-name="T6">֎ Ponencias</text:span></text:p>
      <text:p text:style-name="P6" loext:marker-style-name="T7"/>
      <text:p text:style-name="P5" loext:marker-style-name="T5"><text:span text:style-name="T8">֎ Carteles</text:span><text:span text:style-name="T8"/></text:p>
      <text:p text:style-name="P7"/>
      <text:p text:style-name="P8" loext:marker-style-name="T9"><text:span text:style-name="T10">TEMÁTICAS:</text:span></text:p>
      <text:p text:style-name="P7"/>
      <text:p text:style-name="P9" loext:marker-style-name="T11"><text:span text:style-name="T12">INGENIERÍA ELÉCTRICA</text:span></text:p>
      <text:p text:style-name="P10" loext:marker-style-name="T13"/>
      <text:p text:style-name="P9" loext:marker-style-name="T11"><text:span text:style-name="T12"><text:s/>►Alta Tensión y Aislamiento Eléctrico </text:span><text:span text:style-name="T12"/></text:p>
      <text:p text:style-name="P9" loext:marker-style-name="T11"><text:span text:style-name="T12">►Análisis de Sistemas de Distribución </text:span><text:span text:style-name="T12"/></text:p>
      <text:p text:style-name="P9" loext:marker-style-name="T11"><text:span text:style-name="T12">►Análisis y Control de Máquinas Eléctricas </text:span><text:span text:style-name="T12"/></text:p>
      <text:p text:style-name="P9" loext:marker-style-name="T11"><text:span text:style-name="T12">►Electrónica de Potencia </text:span><text:span text:style-name="T12"/></text:p>
      <text:p text:style-name="P9" loext:marker-style-name="T11"><text:span text:style-name="T12">►Estabilidad, Control y Operación de Sistemas Eléctricos de Potencia </text:span><text:span text:style-name="T12"/></text:p>
      <text:p text:style-name="P9" loext:marker-style-name="T11"><text:span text:style-name="T12">►Inteligencia Artificial <text:s/>Aplicada a la Ingeniería Eléctrica</text:span><text:span text:style-name="T12"/></text:p>
      <text:p text:style-name="P9" loext:marker-style-name="T11"><text:span text:style-name="T12">►Protección Digital de Sistemas de Potencia </text:span><text:span text:style-name="T12"/></text:p>
      <text:p text:style-name="P9" loext:marker-style-name="T11"><text:span text:style-name="T12">►Redes Flexibles de Transmisión Eléctrica </text:span><text:span text:style-name="T12"/></text:p>
      <text:p text:style-name="P9" loext:marker-style-name="T11"><text:span text:style-name="T12">►Redes Inteligentes </text:span><text:span text:style-name="T12"/></text:p>
      <text:p text:style-name="P9" loext:marker-style-name="T11"><text:span text:style-name="T12">►Sistemas Digitales </text:span><text:span text:style-name="T12"/></text:p>
      <text:p text:style-name="P9" loext:marker-style-name="T11"><text:span text:style-name="T12">►Compatibilidad Electromagnética </text:span><text:span text:style-name="T12"/></text:p>
      <text:p text:style-name="P9" loext:marker-style-name="T11"><text:soft-page-break/><text:span text:style-name="T12">►Transitorios Electromagnéticos </text:span><text:span text:style-name="T12"/></text:p>
      <text:p text:style-name="P9" loext:marker-style-name="T11"><text:span text:style-name="T12">►Mercados Eléctricos </text:span><text:span text:style-name="T12"/></text:p>
      <text:p text:style-name="P10" loext:marker-style-name="T13"/>
      <text:p text:style-name="P9" loext:marker-style-name="T11"><text:span text:style-name="T12">MECÁNICA </text:span><text:span text:style-name="T12"/></text:p>
      <text:p text:style-name="P10" loext:marker-style-name="T13"/>
      <text:p text:style-name="P9" loext:marker-style-name="T11"><text:span text:style-name="T12">►Aerodinámica </text:span><text:span text:style-name="T12"/></text:p>
      <text:p text:style-name="P9" loext:marker-style-name="T11"><text:span text:style-name="T12">►Biomecánica y Biomodelado </text:span><text:span text:style-name="T12"/></text:p>
      <text:p text:style-name="P9" loext:marker-style-name="T11"><text:span text:style-name="T12">►Estructuras </text:span><text:span text:style-name="T12"/></text:p>
      <text:p text:style-name="P9" loext:marker-style-name="T11"><text:span text:style-name="T12">►Plantas Térmicas, Turbinas de Vapor y Gas </text:span><text:span text:style-name="T12"/></text:p>
      <text:p text:style-name="P9" loext:marker-style-name="T11"><text:span text:style-name="T12">►Procesos de Fabricación, Sistemas de Manufactura </text:span><text:span text:style-name="T12"/></text:p>
      <text:p text:style-name="P9" loext:marker-style-name="T11"><text:span text:style-name="T12">►Refrigeración y Aire Acondicionado </text:span><text:span text:style-name="T12"/></text:p>
      <text:p text:style-name="P9" loext:marker-style-name="T11"><text:span text:style-name="T12">►Análisis y Simulación Numérica </text:span><text:span text:style-name="T12"/></text:p>
      <text:p text:style-name="P9" loext:marker-style-name="T11"><text:span text:style-name="T12">►Transferencia de Calor y Masa </text:span><text:span text:style-name="T12"/></text:p>
      <text:p text:style-name="P9" loext:marker-style-name="T11"><text:span text:style-name="T12">►Tribología </text:span><text:span text:style-name="T12"/></text:p>
      <text:p text:style-name="P9" loext:marker-style-name="T11"><text:span text:style-name="T12">►Turbulencia </text:span><text:span text:style-name="T12"/></text:p>
      <text:p text:style-name="P9" loext:marker-style-name="T11"><text:span text:style-name="T12">►Vibraciones y Rotodinámica </text:span><text:span text:style-name="T12"/></text:p>
      <text:p text:style-name="P9" loext:marker-style-name="T11"><text:span text:style-name="T12">►Energías Alternas </text:span><text:span text:style-name="T12"/></text:p>
      <text:p text:style-name="P9" loext:marker-style-name="T11"><text:span text:style-name="T12">►Uso y Manejo Eficiente de la Energía </text:span><text:span text:style-name="T12"/></text:p>
      <text:p text:style-name="P11" loext:marker-style-name="T11"><text:span text:style-name="T14">►Seguridad Pasiva </text:span><text:span text:style-name="T14"/></text:p>
      <text:p text:style-name="P7"/>
      <text:p text:style-name="P7"/>
      <text:p text:style-name="P12" loext:marker-style-name="T15"><text:span text:style-name="T16">INGENIERÍA ELECTRÓNICA</text:span></text:p>
      <text:p text:style-name="P13" loext:marker-style-name="T17"/>
      <text:p text:style-name="P12" loext:marker-style-name="T15"><text:span text:style-name="T16">►Fotónica </text:span><text:span text:style-name="T16"/></text:p>
      <text:p text:style-name="P12" loext:marker-style-name="T15"><text:span text:style-name="T16">►Instrumentación electrónica </text:span><text:span text:style-name="T16"/></text:p>
      <text:p text:style-name="P12" loext:marker-style-name="T15"><text:span text:style-name="T16">►Evaluación no Destructiva </text:span><text:span text:style-name="T16"/></text:p>
      <text:p text:style-name="P12" loext:marker-style-name="T15"><text:span text:style-name="T16">►Señales y Sistemas </text:span><text:span text:style-name="T16"/></text:p>
      <text:p text:style-name="P13" loext:marker-style-name="T17"/>
      <text:p text:style-name="P12" loext:marker-style-name="T15"><text:span text:style-name="T16">TELECOMUNICACIONES</text:span><text:span text:style-name="T16"/></text:p>
      <text:p text:style-name="P13" loext:marker-style-name="T17"/>
      <text:p text:style-name="P12" loext:marker-style-name="T15"><text:span text:style-name="T16">►Sistemas de Comunicaciones </text:span><text:span text:style-name="T16"/></text:p>
      <text:p text:style-name="P12" loext:marker-style-name="T15"><text:span text:style-name="T16">►Redes de Datos </text:span><text:span text:style-name="T16"/></text:p>
      <text:p text:style-name="P12" loext:marker-style-name="T15"><text:soft-page-break/><text:span text:style-name="T16">►Procesamiento de Señales </text:span><text:span text:style-name="T16"/></text:p>
      <text:p text:style-name="P12" loext:marker-style-name="T15"><text:span text:style-name="T16">►Dispositivos Avanzados para Telecomunicaciones </text:span><text:span text:style-name="T16"/></text:p>
      <text:p text:style-name="P13" loext:marker-style-name="T17"/>
      <text:p text:style-name="P13" loext:marker-style-name="T17"/>
      <text:p text:style-name="P11" loext:marker-style-name="T11"><text:span text:style-name="T14">INGENIERÍA DE SISTEMAS </text:span><text:span text:style-name="T14"/></text:p>
      <text:p text:style-name="P14" loext:marker-style-name="T13"/>
      <text:p text:style-name="P11" loext:marker-style-name="T11"><text:span text:style-name="T14">►Sistemas de Ingeniería </text:span><text:span text:style-name="T14"/></text:p>
      <text:p text:style-name="P11" loext:marker-style-name="T11"><text:span text:style-name="T14">►Sistemas Complejos </text:span><text:span text:style-name="T14"/></text:p>
      <text:p text:style-name="P11" loext:marker-style-name="T11"><text:span text:style-name="T18">►Sistemas de Información y Comunicación</text:span><text:span text:style-name="T18"> </text:span></text:p>
      <text:p text:style-name="P15" loext:marker-style-name="T13"/>
      <text:p text:style-name="P11" loext:marker-style-name="T19"><text:span text:style-name="T20">ENERGÍA</text:span><text:span text:style-name="T20"/></text:p>
      <text:p text:style-name="P16" loext:marker-style-name="T17"/>
      <text:p text:style-name="P11" loext:marker-style-name="T15"><text:span text:style-name="T21">►</text:span><text:span text:style-name="T22">Energías altenas</text:span></text:p>
      <text:p text:style-name="P11" loext:marker-style-name="T23"><text:span text:style-name="T22">►Energías convercionales</text:span><text:span text:style-name="T21">  </text:span></text:p>
      <text:p text:style-name="P11" loext:marker-style-name="T19"><text:span text:style-name="T20">►Pilas de combustible e hidrógeno</text:span><text:span text:style-name="T20"/></text:p>
      <text:p text:style-name="P11" loext:marker-style-name="T19"><text:span text:style-name="T20">►Biocombustibles</text:span><text:span text:style-name="T20"/></text:p>
      <text:p text:style-name="P11" loext:marker-style-name="T19"><text:span text:style-name="T20">►Eficiencia y sostenibilidad energético</text:span><text:span text:style-name="T20"> </text:span></text:p>
      <text:p text:style-name="P7"/>
      <text:p text:style-name="P7"/>
      <text:p text:style-name="P7"/>
      <text:p text:style-name="P17" loext:marker-style-name="T24"><text:span text:style-name="T25">Información para autores:</text:span></text:p>
      <text:p text:style-name="P7"/>
      <text:p text:style-name="P7"/>
      <text:p text:style-name="P18" loext:marker-style-name="T26"><text:span text:style-name="T27">Los artículos finales deberán presentarse en formato PDF y Word y no exceder 4 páginas. La decisión de la aceptación de cada artículo es a juicio del Comité Técnico del Congreso. Si el artículo es aceptado se deberá presentar en las fechas de acuerdo al programa establecido por el Comité Organizador del Congreso. Los trabajos deberán ser enviados a sus respectivos correos electrónicos conforme a la temática. </text:span></text:p>
      <text:p text:style-name="P7"/>
      <text:p text:style-name="P7"/>
      <text:p text:style-name="P19" loext:marker-style-name="T28"><text:span text:style-name="T29">Directorio: </text:span></text:p>
      <text:p text:style-name="P20" loext:marker-style-name="T30"/>
      <text:p text:style-name="P19" loext:marker-style-name="T28"><text:span text:style-name="T29">Dr. Arturo Reyes Sandoval</text:span><text:span text:style-name="T29"/></text:p>
      <text:p text:style-name="P19" loext:marker-style-name="T28"><text:span text:style-name="T29"><text:s/>Director General del IPN</text:span><text:span text:style-name="T29"/></text:p>
      <text:p text:style-name="P19" loext:marker-style-name="T28"><text:span text:style-name="T29"><text:s/></text:span><text:span text:style-name="T29"/></text:p>
      <text:p text:style-name="P19" loext:marker-style-name="T28"><text:soft-page-break/><text:span text:style-name="T29">M. en C. Ismael Jaidar Monter </text:span><text:span text:style-name="T29"/></text:p>
      <text:p text:style-name="P19" loext:marker-style-name="T28"><text:span text:style-name="T29">Secretario General del IPN</text:span><text:span text:style-name="T29"/></text:p>
      <text:p text:style-name="P20" loext:marker-style-name="T30"/>
      <text:p text:style-name="P19" loext:marker-style-name="T28"><text:span text:style-name="T29"><text:s/>M. en E. N. A. María Isabel Rojas Ruíz </text:span><text:span text:style-name="T29"/></text:p>
      <text:p text:style-name="P19" loext:marker-style-name="T28"><text:span text:style-name="T29">Secretaria Académico del IPN </text:span><text:span text:style-name="T29"/></text:p>
      <text:p text:style-name="P20" loext:marker-style-name="T30"/>
      <text:p text:style-name="P19" loext:marker-style-name="T28"><text:span text:style-name="T29">Dra. Martha Leticia Vázquez González </text:span><text:span text:style-name="T29"/></text:p>
      <text:p text:style-name="P19" loext:marker-style-name="T28"><text:span text:style-name="T29">Secretario de Investigación y Posgrado del IPN </text:span><text:span text:style-name="T29"/></text:p>
      <text:p text:style-name="P20" loext:marker-style-name="T30"/>
      <text:p text:style-name="P19" loext:marker-style-name="T28"><text:span text:style-name="T29">Dr. Mauro Alberto Enciso Aguilar </text:span><text:span text:style-name="T29"/></text:p>
      <text:p text:style-name="P19" loext:marker-style-name="T28"><text:span text:style-name="T29">Director de la ESIME Zacatenco </text:span><text:span text:style-name="T29"/></text:p>
      <text:p text:style-name="P20" loext:marker-style-name="T30"/>
      <text:p text:style-name="P20" loext:marker-style-name="T30"/>
      <text:p text:style-name="P19" loext:marker-style-name="T28"><text:span text:style-name="T29">Comité Organizador: </text:span><text:span text:style-name="T29"/></text:p>
      <text:p text:style-name="P20" loext:marker-style-name="T30"/>
      <text:p text:style-name="P19" loext:marker-style-name="T28"><text:span text:style-name="T29">Dr. Eloy Ramírez García </text:span><text:span text:style-name="T29"/></text:p>
      <text:p text:style-name="P19" loext:marker-style-name="T28"><text:span text:style-name="T29">Jefe de la Sección de Estudios de Posgrado e Investigación </text:span><text:span text:style-name="T29"/></text:p>
      <text:p text:style-name="P20" loext:marker-style-name="T30"/>
      <text:p text:style-name="P19" loext:marker-style-name="T28"><text:span text:style-name="T29">Dr. Adolfo Fontes <text:s/></text:span><text:span text:style-name="T29"/></text:p>
      <text:p text:style-name="P19" loext:marker-style-name="T28"><text:span text:style-name="T29">Coordinador General del XXII Congreso Nacional de Ingeniería Electromecánica y de Sistemas </text:span><text:span text:style-name="T29"/></text:p>
      <text:p text:style-name="P20" loext:marker-style-name="T30"/>
      <text:p text:style-name="P19" loext:marker-style-name="T28"><text:span text:style-name="T29">Dr. Fermín Pascual <text:s/>Espino Cortés </text:span><text:span text:style-name="T29"/></text:p>
      <text:p text:style-name="P19" loext:marker-style-name="T28"><text:span text:style-name="T29">Coordinador del área de Eléctrica</text:span><text:span text:style-name="T29"/></text:p>
      <text:p text:style-name="P19" loext:marker-style-name="T31"><text:span text:style-name="T32">cniescelectrica@ipn.mx</text:span><text:span text:style-name="T33"> </text:span></text:p>
      <text:p text:style-name="P20" loext:marker-style-name="T30"/>
      <text:p text:style-name="P19" loext:marker-style-name="T28"><text:span text:style-name="T29">Dr. German Anibal Rodríguez Castro </text:span><text:span text:style-name="T29"/></text:p>
      <text:p text:style-name="P19" loext:marker-style-name="T28"><text:span text:style-name="T29">Coordinador del área de Mecánica en Diseño</text:span><text:span text:style-name="T29"/></text:p>
      <text:p text:style-name="P19" loext:marker-style-name="T31"><text:span text:style-name="T32">cniescmecanica@ipn.mx</text:span><text:span text:style-name="T33"> <text:s/></text:span></text:p>
      <text:p text:style-name="P20" loext:marker-style-name="T30"/>
      <text:p text:style-name="P19" loext:marker-style-name="T28"><text:span text:style-name="T29">Dr. Miguel Ángel Martinez Cruz </text:span><text:span text:style-name="T29"/></text:p>
      <text:p text:style-name="P19" loext:marker-style-name="T28"><text:span text:style-name="T29">Coordinador del área de Sistemas </text:span><text:span text:style-name="T29"/></text:p>
      <text:p text:style-name="P19" loext:marker-style-name="T31"><text:span text:style-name="T34">cniescsistemas@ipn.mx</text:span><text:span text:style-name="T34"/></text:p>
      <text:p text:style-name="P20" loext:marker-style-name="T30"/>
      <text:p text:style-name="P19" loext:marker-style-name="T28"><text:span text:style-name="T35">Dr. Oscar Carranza Castillo </text:span><text:span text:style-name="T35"/></text:p>
      <text:p text:style-name="P19" loext:marker-style-name="T28"><text:span text:style-name="T35">Coordinador del área de Energía</text:span><text:span text:style-name="T35"/></text:p>
      <text:p text:style-name="P19" loext:marker-style-name="T31"><text:span text:style-name="T36">cniescenergia@ipn.mx</text:span><text:span text:style-name="T36"/></text:p>
      <text:p text:style-name="P20" loext:marker-style-name="T30"/>
      <text:p text:style-name="P21" loext:marker-style-name="T28"><text:span text:style-name="T29">Dr. Erick Eugenio Linares Vallejo <text:s/></text:span><text:span text:style-name="T29"/></text:p>
      <text:p text:style-name="P21" loext:marker-style-name="T28"><text:span text:style-name="T29">Coordinador del área de Electrónica</text:span><text:span text:style-name="T29"/></text:p>
      <text:p text:style-name="P19" loext:marker-style-name="T28"><text:soft-page-break/><text:span text:style-name="T35">cniescelectronica@ipn.mx</text:span><text:span text:style-name="T35"/></text:p>
      <text:p text:style-name="P20" loext:marker-style-name="T30"/>
      <text:p text:style-name="P19" loext:marker-style-name="T28"><text:span text:style-name="T29">M. en C. Alejandro Trejo León </text:span><text:span text:style-name="T29"/></text:p>
      <text:p text:style-name="P19" loext:marker-style-name="T28"><text:span text:style-name="T29">Coordinador del área de Telecomunicaciones</text:span><text:span text:style-name="T29"/></text:p>
      <text:p text:style-name="P19" loext:marker-style-name="T31"><text:span text:style-name="T34">cniesctelecom@ipn.mx</text:span><text:span text:style-name="T34"/></text:p>
      <text:p text:style-name="P22" loext:marker-style-name="T30"/>
      <text:p text:style-name="P22" loext:marker-style-name="T30"/>
      <text:p text:style-name="P23" loext:marker-style-name="T28"><text:span text:style-name="T29">Ing. Ricardo Martínez Martínez</text:span><text:span text:style-name="T29"/></text:p>
      <text:p text:style-name="P23" loext:marker-style-name="T28"><text:span text:style-name="T29">Ing. Ernesto Treviña Dimas</text:span><text:span text:style-name="T29"/></text:p>
      <text:p text:style-name="P23" loext:marker-style-name="T28"><text:span text:style-name="T29">Ing. Jenny Jazmín González González</text:span><text:span text:style-name="T29"/></text:p>
      <text:p text:style-name="P23" loext:marker-style-name="T28"><text:span text:style-name="T29">Ing. Abdel Salto Gutiérrez </text:span><text:span text:style-name="T29"/></text:p>
      <text:p text:style-name="P24" loext:marker-style-name="T28"><text:span text:style-name="T29">Comité estudiantil IEEE </text:span><text:span text:style-name="T29"/></text:p>
      <text:p text:style-name="P7"/>
      <text:p text:style-name="P7"/>
      <text:p text:style-name="P25">Habra exposición industrial</text:p>
      <text:p text:style-name="P25"/>
      <text:p text:style-name="P26" loext:marker-style-name="T37"/>
      <text:p text:style-name="P27" loext:marker-style-name="T38"><text:span text:style-name="T39">INSTITUTO DE FÍSICA DE LA BENEMÉRITA UNIVERSIDAD AUTÓNOMA DE PUEBLA </text:span><text:span text:style-name="T39"/></text:p>
      <text:p text:style-name="P25"/>
      <text:p text:style-name="P25"/>
      <text:p text:style-name="P1" loext:marker-style-name="T5"><text:span text:style-name="T6">FECHAS IMPORTANTES</text:span></text:p>
      <text:p text:style-name="P25"/>
      <text:p text:style-name="P25"/>
      <text:p text:style-name="P28" loext:marker-style-name="T40"/>
      <text:p text:style-name="P27" loext:marker-style-name="T41"><text:span text:style-name="T42">LÍMITE PARA RECEPCIÓN DE ARTÍCULOS</text:span><text:span text:style-name="T42"/></text:p>
      <text:p text:style-name="P27" loext:marker-style-name="T41"><text:span text:style-name="T42"><text:s/>29 DE JUNIO </text:span><text:span text:style-name="T42"/></text:p>
      <text:p text:style-name="P26" loext:marker-style-name="T37"/>
      <text:p text:style-name="P27" loext:marker-style-name="T41"><text:span text:style-name="T42">NOTIFICACIÓN DE ACEPTACIÓN</text:span><text:span text:style-name="T42"/></text:p>
      <text:p text:style-name="P27" loext:marker-style-name="T41"><text:span text:style-name="T42">24 DE AGOSTO</text:span><text:span text:style-name="T42"/></text:p>
      <text:p text:style-name="P26" loext:marker-style-name="T37"/>
      <text:p text:style-name="P27" loext:marker-style-name="T41"><text:span text:style-name="T42"><text:s/>LÍMITE PARA LA RECEPCIÓN DE VERSIÓN FINAL DE ARTÍCULOS</text:span><text:span text:style-name="T42"/></text:p>
      <text:p text:style-name="P27" loext:marker-style-name="T41"><text:span text:style-name="T42"><text:s/>11 DE SEPTIEMBRE </text:span><text:span text:style-name="T42"/></text:p>
      <text:p text:style-name="P26" loext:marker-style-name="T37"/>
      <text:p text:style-name="P26" loext:marker-style-name="T37"/>
      <text:p text:style-name="P27" loext:marker-style-name="T41"><text:span text:style-name="T42"><text:s/>LA VERSIÓN FINAL DEL EXTENSO DEBERÁ SER ENVIADA EN FORMATO PDF y Word</text:span><text:span text:style-name="T42"/></text:p>
      <text:p text:style-name="P25"/>
      <text:p text:style-name="P25"/>
      <text:p text:style-name="P29" loext:marker-style-name="T24"><text:span text:style-name="T43">Informes</text:span><text:span text:style-name="T44">: </text:span></text:p>
      <text:p text:style-name="P30" loext:marker-style-name="T37">A los respectivos correos electrónicos conforme a la temática.</text:p>
      <text:p text:style-name="P31" loext:marker-style-name="T26"><text:span text:style-name="T45">La plantila del artículo <text:s/>se puede descargar</text:span></text:p>
      <text:p text:style-name="P31" loext:marker-style-name="T26"><text:soft-page-break/><text:span text:style-name="T46"><text:s/>de la siguiente dirección: </text:span><text:span text:style-name="T47"><text:s/></text:span></text:p>
      <text:p text:style-name="P32" loext:marker-style-name="T37"/>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DM Sans" svg:font-family="'DM San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Drawing_20_Style" style:display-name="Default Drawing Style" style:family="paragraph">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Noto Sans" style:font-family-asian="'Noto Sans'" style:font-family-generic-asian="system" style:font-pitch-asian="variable" style:font-size-asian="18pt" style:font-style-asian="normal" style:font-weight-asian="normal" style:font-name-complex="Segoe UI" style:font-family-complex="'Segoe UI'" style:font-family-generic-complex="system" style:font-pitch-complex="variable" style:font-size-complex="12pt"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1T12:58:39.072046789</meta:creation-date>
    <dc:date>2026-03-21T15:43:16.908339558</dc:date>
    <meta:editing-duration>PT42M21S</meta:editing-duration>
    <meta:editing-cycles>1</meta:editing-cycles>
    <meta:document-statistic meta:table-count="0" meta:image-count="0" meta:object-count="0" meta:page-count="6" meta:paragraph-count="111" meta:word-count="542" meta:character-count="4004" meta:non-whitespace-character-count="3484"/>
    <meta:generator>LibreOffice/25.8.5.2$Linux_X86_64 LibreOffice_project/252c20f6956e3db0b52e6e2f9dda67263513c8fc</meta:generator>
  </office:meta>
</office:document-meta>
</file>